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0" style:family="paragraph" style:parent-style-name="Normal">
      <style:text-properties style:font-name="Times New Roman"/>
    </style:style>
    <style:style style:name="P11" style:family="paragraph" style:parent-style-name="Text_20_body">
      <style:text-properties style:font-name="Times New Roman" fo:font-size="24pt" fo:language="pt" fo:country="BR" style:font-size-asian="24pt" style:font-size-complex="2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2.524cm" fo:margin-right="0cm" fo:text-align="justify" style:justify-single-word="false" fo:text-indent="0.021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0" style:family="paragraph" style:parent-style-name="Standard" style:list-style-name="L1">
      <style:text-properties style:font-name="Times New Roman" fo:font-size="12pt" fo:language="pt" fo:country="BR" style:font-size-asian="12pt" style:font-size-complex="12pt"/>
    </style:style>
    <style:style style:name="P21" style:family="paragraph" style:parent-style-name="Standard" style:list-style-name="L1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Standard" style:list-style-name="L4">
      <style:paragraph-properties fo:text-align="justify" style:justify-single-word="false" style:vertical-align="auto"/>
      <style:text-properties style:font-name="Times New Roman" fo:language="pt" fo:country="BR"/>
    </style:style>
    <style:style style:name="P23" style:family="paragraph" style:parent-style-name="Standard" style:list-style-name="L5">
      <style:paragraph-properties fo:text-align="justify" style:justify-single-word="false" style:vertical-align="auto"/>
      <style:text-properties style:font-name="Times New Roman" fo:language="pt" fo:country="BR"/>
    </style:style>
    <style:style style:name="P24" style:family="paragraph" style:parent-style-name="Standard" style:list-style-name="L1">
      <style:text-properties fo:language="pt" fo:country="BR"/>
    </style:style>
    <style:style style:name="P25" style:family="paragraph" style:parent-style-name="Standard" style:list-style-name="L4">
      <style:paragraph-properties fo:text-align="justify" style:justify-single-word="false" style:vertical-align="auto"/>
      <style:text-properties fo:language="pt" fo:country="BR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7" style:family="paragraph" style:parent-style-name="Heading_20_1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28" style:family="paragraph" style:parent-style-name="Heading_20_2" style:list-style-name="">
      <style:paragraph-properties fo:margin-left="1.27cm" fo:margin-right="0cm" fo:text-indent="-1.27cm" style:auto-text-indent="false" style:vertical-align="auto">
        <style:tab-stops/>
      </style:paragraph-properties>
      <style:text-properties style:font-name="Times New Roman"/>
    </style:style>
    <style:style style:name="P29" style:family="paragraph" style:parent-style-name="Text_20_body" style:list-style-name="L1">
      <style:paragraph-properties fo:text-align="justify" style:justify-single-word="false" style:vertical-align="auto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0" style:family="paragraph" style:parent-style-name="Text_20_body" style:list-style-name="L3">
      <style:paragraph-properties fo:text-align="justify" style:justify-single-word="false" style:vertical-align="auto"/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margin-left="2.524cm" fo:margin-right="0cm" fo:text-align="justify" style:justify-single-word="false" fo:text-indent="0.021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24pt" style:font-size-asian="24pt" style:font-size-complex="2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WW_5f_CharLFO19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19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19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19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19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19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19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19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19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Fonte_20_parág._20_padrão"><text:span text:style-name="T6">Memória Virtual<text:line-break/> <text:tab/><text:tab/>Caso de Uso: Cadastrar Usuário</text:span></text:span></text:p>
      <text:p text:style-name="P11"/>
      <text:h text:style-name="P27" text:outline-level="1">Breve Descrição</text:h>
      <text:p text:style-name="P12">O novo usuário deve concluir a etapa de cadastro iniciada no caso de uso enviar convite. Após aceitar o convite informações sobre os dados pessoais do usuário devem ser fornecidas ao sistema.</text:p>
      <text:h text:style-name="P27" text:outline-level="1">Breve Descrição dos Atores</text:h>
      <text:p text:style-name="P12">- Usuário: Pode ser Admininstrador, Gerente, Catalogador ou Revisor, de acordo com o convite que recebeu.</text:p>
      <text:h text:style-name="P27" text:outline-level="1">Pré-condições</text:h>
      <text:p text:style-name="P12">- O usuário deve aceitar o convite previamente enviado em seu e-mail, clicando no link. (Ver Caso de Uso 20 - Enviar Convite);</text:p>
      <text:h text:style-name="P27" text:outline-level="1">Fluxo Básico de eventos</text:h>
      <text:list xml:id="list20287838" text:style-name="L1">
        <text:list-item>
          <text:p text:style-name="P20">O usuário clica no link para aceitar o convite enviado;</text:p>
        </text:list-item>
        <text:list-item>
          <text:p text:style-name="P24"><text:span text:style-name="T4">O link exibe a mensagem “Redirecionando” e em seguida </text:span>é exibida<text:span text:style-name="T4"> a tela de cadastro do sistema contendo os campos obrigatórios e editáveis:</text:span></text:p>
        </text:list-item>
      </text:list>
      <text:p text:style-name="P14">- E-mail do usuário já preenchido pelo e-mail para o qual o convite foi enviado e que pode ser alterado pelo usuário;</text:p>
      <text:list xml:id="list20298742" text:style-name="L2">
        <text:list-header>
          <text:p text:style-name="P32">- Nome Completo;</text:p>
          <text:p text:style-name="P32">- Telefone para contato no formato: (DDD)XXXX-XXXX;</text:p>
        </text:list-header>
      </text:list>
      <text:p text:style-name="P13">- Senha pessoal e intrasferível de no mínimo 6 caracteres e no máximo 30;</text:p>
      <text:p text:style-name="P13">- Confirmação da senha fornecida;</text:p>
      <text:p text:style-name="P13">- opção “Salvar” dados fornecidos no sistema;</text:p>
      <text:p text:style-name="P13">- opção “Cancelar” para desistir de se cadastrar no sistema.</text:p>
      <text:list xml:id="list20279399" text:continue-list="list20287838" text:style-name="L1">
        <text:list-item>
          <text:p text:style-name="P29">Após preencher todos os dados obrigatórios o usuário confirma a operação, selecionando a opção “Salvar”;</text:p>
        </text:list-item>
        <text:list-item>
          <text:p text:style-name="P21">O sistema valida o cadastramento e exibe a mensagem “Cadastro Concluído com Sucesso”;</text:p>
        </text:list-item>
        <text:list-item>
          <text:p text:style-name="P29">O caso de uso termina.</text:p>
        </text:list-item>
      </text:list>
      <text:h text:style-name="P27" text:outline-level="1">Fluxos Alternativos</text:h>
      <text:h text:style-name="P28" text:outline-level="2">Fluxo Alternativo 1</text:h>
      <text:p text:style-name="P12"><text:soft-page-break/>Se no passo 1 do Fluxo Básico o prazo de confirmação expirou, então: <text:s/></text:p>
      <text:list xml:id="list20300889" text:style-name="L3">
        <text:list-item>
          <text:p text:style-name="P30">O sistema exibe a mensagem ”O Prazo de Confirmação Expirou”;</text:p>
        </text:list-item>
        <text:list-item>
          <text:p text:style-name="P30">O caso de uso termina.</text:p>
        </text:list-item>
      </text:list>
      <text:p text:style-name="P15">Fluxo Alternativo 2</text:p>
      <text:p text:style-name="P9">Se no passo 3 do Fluxo Básico o usuário clica em "Salvar” sem ter preenchido</text:p>
      <text:p text:style-name="P8"><text:span text:style-name="Fonte_20_parág._20_padrão"><text:span text:style-name="T5">todos os campos, então:</text:span></text:span></text:p>
      <text:p text:style-name="P12">1.O sistema exibe a mensagem:</text:p>
      <text:p text:style-name="P18">a. “O campo &lt;nome do campo&gt; não foi preenchido”;</text:p>
      <text:p text:style-name="P17"><text:s text:c="12"/>2. O caso de uso retorna ao passo 3.</text:p>
      <text:p text:style-name="P16">Fluxo Alternativo 3</text:p>
      <text:p text:style-name="P19">Se a qualquer momento o usuário selecionar a opção “Cancelar” o caso de uso termina.</text:p>
      <text:h text:style-name="P27" text:outline-level="1">Pós-condições</text:h>
      <text:list xml:id="list20292334" text:style-name="L4">
        <text:list-item>
          <text:p text:style-name="P25">- Fluxo Básico: O usuário referente ao e-mail e convite fornecidos deve estar cadastrado no sistema, tendo os campos de cadastro preenchidos e permissão para acessar as informações pertinentes ao seu nível de permissão no sistema.</text:p>
        </text:list-item>
        <text:list-item>
          <text:p text:style-name="P22">Fluxo Alternativo 1: O usuário referente ao e-mail e convite fornecidos deve ser excluído do sistema.</text:p>
        </text:list-item>
      </text:list>
      <text:list xml:id="list20295532" text:style-name="L5">
        <text:list-item>
          <text:list>
            <text:list-item>
              <text:p text:style-name="P23">Fluxo Alternativo 2: O cadastramento do usuário está pendente.</text:p>
            </text:list-item>
            <text:list-item>
              <text:p text:style-name="P23">Fluxo Alternativo 3: O usuário referente ao e-mail e convite fornecidos deve ser excluído do sistema.(Se o prazo de confirmação expirou)</text:p>
            </text:list-item>
          </text:list>
        </text:list-item>
      </text:list>
      <text:h text:style-name="P27" text:outline-level="1">Requisitos especiais</text:h>
      <text:list xml:id="list20292343" text:style-name="L6">
        <text:list-item>
          <text:p text:style-name="P31">Segurança: A senha deve ser armazenada usando criptografia SHA – 502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WW_5f_CharLFO11LVL1" style:display-name="WW_CharLFO11LVL1" style:family="text">
      <style:text-properties style:font-name="Courier New" style:font-name-complex="Courier New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10.83cm"/>
    </style:style>
    <style:style style:name="Tabela1.C" style:family="table-column">
      <style:table-column-properties style:column-width="2.805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1.2" style:family="table-row">
      <style:table-row-properties style:min-row-height="0.083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12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24/03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Cris</meta:initial-creator>
    <meta:creation-date>2011-04-07T05:04:00Z</meta:creation-date>
    <dc:date>2011-07-19T00:16:53.97</dc:date>
    <meta:editing-cycles>14</meta:editing-cycles>
    <meta:editing-duration>PT18M50S</meta:editing-duration>
    <meta:document-statistic meta:table-count="2" meta:image-count="1" meta:object-count="0" meta:page-count="2" meta:paragraph-count="47" meta:word-count="462" meta:character-count="2669"/>
    <meta:template xlink:type="simple" xlink:actuate="onRequest" xlink:title="" xlink:href="Normal.dotm"/>
  </office:meta>
</office:document-meta>
</file>